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6cm" style:rel-column-width="10574*"/>
    </style:style>
    <style:style style:name="Table1.B" style:family="table-column">
      <style:table-column-properties style:column-width="15.935cm" style:rel-column-width="54961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3">
      <style:text-properties style:font-name="Cambria"/>
    </style:style>
    <style:style style:name="P10" style:family="paragraph" style:parent-style-name="Text_20_body" style:list-style-name="L3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1" style:family="text">
      <style:text-properties fo:language="en" fo:country="US" style:font-name-asian="Times New Roman2" style:font-name-complex="Times New Roman2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41.png" xlink:type="simple" xlink:show="embed" xlink:actuate="onLoad"/></draw:frame></text:p>
          </table:table-cell>
          <table:table-cell table:style-name="Table1.B1" office:value-type="string">
            <text:h text:style-name="P6" text:outline-level="1">Линейная функция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1">Cи</text:span>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4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2">векторизован</text:span><text:span text:style-name="T1">, реализует линейное преобразование </text:span>входного сигнала (скалярного или векторного):</text:p>
            <text:p text:style-name="P3"><draw:frame draw:style-name="fr3" draw:name="Объект1" text:anchor-type="as-char" svg:width="3.457cm" svg:height="0.564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2">где <draw:frame draw:style-name="fr3" draw:name="Объект2" text:anchor-type="as-char" svg:width="1.236cm" svg:height="0.549cm" draw:z-index="3"><draw:object xlink:href="./Object 2" xlink:type="simple" xlink:show="embed" xlink:actuate="onLoad"/><draw:image xlink:href="./ObjectReplacements/Object 2" xlink:type="simple" xlink:show="embed" xlink:actuate="onLoad"/></draw:frame> – коэффициенты прямой линии (линейной функции), <text:s/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ходно<text:span text:style-name="T1">й и выходной сигналы (скалярные или векторные)</text:span>.</text:p>
            <text:p text:style-name="P2"><text:span text:style-name="T4">Свойства</text:span>:</text:p>
            <text:list xml:id="list3485506364633550019" text:style-name="L1">
              <text:list-item>
                <text:p text:style-name="P7"><text:span text:style-name="T14">Свободный член, в формуле a+b·x – </text:span><text:span text:style-name="T3">коэффициент</text:span><text:span text:style-name="T14"> </text:span><text:span text:style-name="T14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4">.</text:span></text:p>
              </text:list-item>
            </text:list>
            <text:list xml:id="list3543971331802168790" text:style-name="L2">
              <text:list-item>
                <text:p text:style-name="P8"><text:span text:style-name="T14">Коэффициент при </text:span><text:span text:style-name="T11">x </text:span><text:span text:style-name="T14">– </text:span><text:span text:style-name="T3">коэффициент</text:span><text:span text:style-name="T14"> </text:span><text:span text:style-name="T14"><draw:frame draw:style-name="fr3" draw:name="Объект5" text:anchor-type="as-char" svg:width="0.46cm" svg:height="0.549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4">.</text:span></text:p>
              </text:list-item>
            </text:list>
            <text:p text:style-name="P2">Параметры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2"><text:span text:style-name="T4">Примечани</text:span><text:span text:style-name="T2">я</text:span><text:span text:style-name="T4">:</text:span></text:p>
            <text:list xml:id="list2024963475282366747" text:style-name="L3">
              <text:list-item>
                <text:p text:style-name="P9">По умолчанию данный блок реализует линейное преобразование входного сигнала (скалярного или векторного) с коэффициентами<draw:frame draw:style-name="fr3" draw:name="Object1" text:anchor-type="as-char" svg:width="2.485cm" svg:height="0.549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      </text:list-item>
              <text:list-item>
                <text:p text:style-name="P10"><text:span text:style-name="T6">Именованные свойства </text:span><text:span text:style-name="T13">могут быть заданы </text:span><text:span text:style-name="T6">как </text:span><text:span text:style-name="T9">локальные</text:span><text:span text:style-name="T6"> переменные модели (или субмодели) во вкладке </text:span><text:span text:style-name="T9">Параметры,</text:span><text:span text:style-name="T6"> как </text:span><text:span text:style-name="T9">глобальные</text:span><text:span text:style-name="T6"> сигналы проекта при помощи пункта главного меню </text:span><text:span text:style-name="T12">Сервис</text:span><text:span text:style-name="T6"> </text:span><text:span text:style-name="T7">→</text:span><text:span text:style-name="T8"> </text:span><text:span text:style-name="T10">Сигналы,</text:span><text:span text:style-name="T6"> </text:span><text:span text:style-name="T13">или как </text:span><text:span text:style-name="T12">внешние</text:span><text:span text:style-name="T13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ая функция</dc:title>
    <dc:date>2014-12-01T15:19:48.50</dc:date>
    <meta:generator>OpenOffice/4.1.1$Win32 OpenOffice.org_project/411m6$Build-9775</meta:generator>
    <meta:editing-duration>PT2H37M14S</meta:editing-duration>
    <meta:editing-cycles>144</meta:editing-cycles>
    <meta:document-statistic meta:table-count="1" meta:image-count="2" meta:object-count="6" meta:page-count="1" meta:paragraph-count="16" meta:word-count="127" meta:character-count="89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+</mo>
          <mrow>
            <mi>b</mi>
            <mo stretchy="false">⋅</mo>
            <mi>x</mi>
          </mrow>
        </mrow>
      </mrow>
      <mrow>
        <mo stretchy="false">(</mo>
        <mrow>
          <mi>t</mi>
        </mrow>
        <mo stretchy="false">)</mo>
      </mrow>
    </mrow>
    <annotation encoding="StarMath 5.0">y(t) = a + b cdot x(t)</annotation>
  </semantics>
</math>
</file>

<file path=Object 2/content.xml><?xml version="1.0" encoding="utf-8"?>
<math xmlns="http://www.w3.org/1998/Math/MathML">
  <semantics>
    <mrow>
      <mi>a</mi>
      <mi>,</mi>
      <mi/>
      <mi>b</mi>
    </mrow>
    <annotation encoding="StarMath 5.0">a,~b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b</mi>
    </mrow>
    <annotation encoding="StarMath 5.0">b</annotation>
  </semantics>
</math>
</file>

<file path=Object 6/content.xml><?xml version="1.0" encoding="utf-8"?>
<math xmlns="http://www.w3.org/1998/Math/MathML">
  <semantics>
    <mrow>
      <mrow>
        <mi>a</mi>
        <mo stretchy="false">=</mo>
        <mn>0,</mn>
      </mrow>
      <mi/>
      <mrow>
        <mi>b</mi>
        <mo stretchy="false">=</mo>
        <mn>1</mn>
      </mrow>
    </mrow>
    <annotation encoding="StarMath 5.0">a=0,~b=1</annotation>
  </semantics>
</math>
</file>